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ableInterceptorChain.triggerAfterError( NativeWebRequest request , Callable &lt; ? &gt; task , Throwable throw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llableInterceptorChain.CallableInterceptorChain( List &lt; CallableProcessing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InterceptorChain.applyBeforeConcurrentHandling( NativeWebRequest request , Callable &lt; ?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llableInterceptorChain.triggerAfterTimeout( NativeWebRequest request , Callable &lt; ? &gt; t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llableInterceptorChain.applyPostProcess( NativeWebRequest request , Callable &lt; ? &gt; task , Object concurrent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llableInterceptorChain.applyPreProcess( NativeWebRequest request , Callable &lt; ?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ableInterceptorChain.setTaskFuture( Future &lt; ? &gt; task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InterceptorChain.triggerAfterCompletion( NativeWebRequest request , Callable &lt; ? &gt;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lableInterceptorChain.cancelTas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